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Normal" style:family="paragraph">
      <style:text-properties fo:font-style="italic" style:font-style-asian="italic" style:font-style-complex="italic"/>
    </style:style>
    <style:style style:name="P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4" style:parent-style-name="ListParagraph" style:family="paragraph"/>
    <style:style style:name="P5" style:parent-style-name="Normal" style:family="paragraph">
      <style:paragraph-properties fo:margin-bottom="0in"/>
      <style:text-properties fo:font-style="italic" style:font-style-asian="italic" style:font-style-complex="italic" style:text-underline-type="single" style:text-underline-style="solid" style:text-underline-width="auto" style:text-underline-mode="continuous"/>
    </style:style>
    <style:style style:name="P6" style:parent-style-name="Normal" style:family="paragraph">
      <style:paragraph-properties fo:margin-bottom="0in"/>
    </style:style>
    <style:style style:name="P7" style:parent-style-name="ListParagraph" style:family="paragraph">
      <style:paragraph-properties fo:margin-bottom="0in"/>
    </style:style>
    <style:style style:name="T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9" style:parent-style-name="ListParagraph" style:family="paragraph"/>
    <style:style style:name="P10" style:parent-style-name="ListParagraph" style:family="paragraph"/>
    <style:style style:name="P11" style:parent-style-name="Heading1" style:family="paragraph">
      <style:paragraph-properties fo:margin-top="0in" fo:background-color="#FFFFFF"/>
    </style:style>
    <style:style style:name="T12" style:parent-style-name="DefaultParagraphFont" style:family="text">
      <style:text-properties style:font-name="Calibri" style:font-name-complex="Calibri" fo:font-style="italic" style:font-style-asian="italic" style:font-style-complex="italic" fo:color="#333333" fo:font-size="11pt" style:font-size-asian="11pt" style:font-size-complex="11pt" style:text-underline-type="single" style:text-underline-style="solid" style:text-underline-width="auto" style:text-underline-mode="continuous"/>
    </style:style>
    <style:style style:name="P13" style:parent-style-name="ListParagraph" style:family="paragraph"/>
    <style:style style:name="T14"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15"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6" style:parent-style-name="ListParagraph" style:family="paragraph"/>
    <style:style style:name="P17" style:parent-style-name="ListParagraph" style:family="paragraph"/>
    <style:style style:name="T18"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Normal" style:family="paragraph">
      <style:paragraph-properties fo:margin-left="0.25in">
        <style:tab-stops/>
      </style:paragraph-properties>
    </style:style>
    <style:style style:name="T23"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29" style:parent-style-name="ListParagraph" style:family="paragraph"/>
    <style:style style:name="P30" style:parent-style-name="Normal" style:family="paragraph">
      <style:paragraph-properties fo:margin-left="0.25in">
        <style:tab-stops/>
      </style:paragraph-properties>
    </style:style>
    <style:style style:name="P31"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32" style:parent-style-name="Normal" style:family="paragraph">
      <style:paragraph-properties fo:margin-top="0.1666in"/>
    </style:style>
    <style:style style:name="T33" style:parent-style-name="DefaultParagraphFont" style:family="text">
      <style:text-properties fo:font-style="italic" style:font-style-asian="italic" style:font-style-complex="italic"/>
    </style:style>
    <style:style style:name="P34" style:parent-style-name="Normal" style:family="paragraph">
      <style:paragraph-properties fo:margin-top="0.1666in"/>
    </style:style>
    <style:style style:name="P35" style:parent-style-name="Normal" style:family="paragraph">
      <style:paragraph-properties fo:margin-top="0.1666in"/>
    </style:style>
    <style:style style:name="T36" style:parent-style-name="DefaultParagraphFont" style:family="text">
      <style:text-properties fo:language="da" fo:country="DK"/>
    </style:style>
    <style:style style:name="P37" style:parent-style-name="Normal" style:family="paragraph">
      <style:paragraph-properties fo:margin-top="0.1666in"/>
    </style:style>
    <style:style style:family="graphic" style:name="a0">
      <style:graphic-properties style:vertical-pos="middle"/>
    </style:style>
  </office:automatic-styles>
  <office:body>
    <office:text text:use-soft-page-breaks="true">
      <text:h text:style-name="P1" text:outline-level="1">Literature Review<text:s/></text:h>
      <text:h text:style-name="Heading2" text:outline-level="2">Prediction Models<text:s/></text:h>
      <text:p text:style-name="P2"/>
      <text:p text:style-name="P3">Forecasting electricity prices: The impcat of fundamentals and time-varying coefficients (krakastani and Bunn (2008)</text:p>
      <text:list text:style-name="LFO1" text:continue-numbering="true">
        <text:list-item>
          <text:p text:style-name="P4">Best models defined when including variables with time varying effects<text:s/></text:p>
        </text:list-item>
      </text:list>
      <text:p text:style-name="P5">An ARIMA approach to forecasting electricity prices with accuracy improvements by predicted erros (Ming Zhou, Zheng Yan, Yixin Ni and Gengyin Li, 2004)</text:p>
      <text:p text:style-name="P6"/>
      <text:list text:style-name="LFO1" text:continue-numbering="true">
        <text:list-item>
          <text:p text:style-name="P7">ARIMA</text:p>
        </text:list-item>
      </text:list>
      <text:p text:style-name="Normal"/>
      <text:p text:style-name="Normal"/>
      <text:p text:style-name="Normal"><text:span text:style-name="T8">Comparing the forecasting performances of linear models for electricity prices with high RES penetration (Gianfreda, Ravazzolo, Rossini, 2020)</text:span></text:p>
      <text:list text:style-name="LFO1" text:continue-numbering="true">
        <text:list-item>
          <text:p text:style-name="P9">Compares univariate and multivariate models in hourly forecasts.</text:p>
        </text:list-item>
        <text:list-item>
          <text:p text:style-name="P10">Multivariate models outperforms univariate models – especially when including demand, fossil<text:s/></text:p>
        </text:list-item>
      </text:list>
      <text:p text:style-name="Normal"/>
      <text:h text:style-name="P11" text:outline-level="1"><text:span text:style-name="T12">A Graph-based Spatiotemporal Model for Energy Markets (Sharma et al. 2022)<text:s/></text:span></text:h>
      <text:list text:style-name="LFO1" text:continue-numbering="true">
        <text:list-item>
          <text:p text:style-name="P13">Graph neural networks to capture interconnected structure of energy markets.<text:s/></text:p>
        </text:list-item>
      </text:list>
      <text:p text:style-name="Normal"/>
      <text:p text:style-name="Normal"><text:span text:style-name="T14">Electricity Price Forecasting in the Danish Day-Ahead Market Using the TBATS, ANN and ARIMA Methods (Karabiber and Xydis, 2019)</text:span></text:p>
      <text:p text:style-name="Normal"/>
      <text:p text:style-name="Normal"><text:span text:style-name="T15">Electricity Price and Load Forecasting using Enhanced Convolutional Neural Network and Enhanced Support Vector Regression in Smart Grids (Maheen Zahid, Fahad Ahmed, Nadeem Javaid, Raza Abid, Hafiza Syeda Zainab Kazmi, Atia Javaid, Muhammad Bilal, Mariam Akbar, Manzoor Ilahi, 2019)<text:s/></text:span></text:p>
      <text:list text:style-name="LFO1" text:continue-numbering="true">
        <text:list-item>
          <text:p text:style-name="P16">Uses XG-Boost, Decision Trees and Random Forest for feature selection and feature extraction</text:p>
        </text:list-item>
        <text:list-item>
          <text:p text:style-name="P17">Zahid et al. 2019 investigates how enhanced Convolutional Neural Networks and enhanced Support Vector Machines perform in forecasting electricity prices. Variable extraction and selection has been performed through XG-Boost and decision trees, which calculates the importance of a range of included features. Zahid et al. finds that including a hybrid method of feature selection optimizes their performance metrics. Their final results indicates that (ECNN) and (ESVR) outperform their benchmark model (Random Forest) significantly.<text:s/></text:p>
        </text:list-item>
      </text:list>
      <text:p text:style-name="Normal"/>
      <text:p text:style-name="Normal"><text:span text:style-name="T18">Electricity Spot Price Modeling and Forecasting in European Markets (Shadi Tehrani, Jesus Juan and Eduardo Caro, 2022)</text:span></text:p>
      <text:soft-page-break/>
      <text:list text:style-name="LFO1" text:continue-numbering="true">
        <text:list-item>
          <text:p text:style-name="P19">Describes and compares electricity markets for top five European countries – also includes Denmark as reference for a small country.<text:s/></text:p>
        </text:list-item>
        <text:list-item>
          <text:p text:style-name="P20">GARCH models outperform ARIMA models, while error levels for all countries using GARCH models are very similar. In Denmark and France GARCH models outperform ARIMA models significantly, and using GARCH models in Denmark and France increases the forecasting performance significantly.<text:s/></text:p>
        </text:list-item>
        <text:list-item>
          <text:p text:style-name="P21">Tehrani et al. finds no evidence that different electricity markets behave radically different from one another.<text:s/></text:p>
        </text:list-item>
      </text:list>
      <text:p text:style-name="P22"/>
      <text:p text:style-name="Normal"><text:span text:style-name="T23">Efficient Forecasting of Electricity Spot Prices with Expert and LASSO Models (Bartosz Uniejewski and Rafal Weron, 2018)</text:span></text:p>
      <text:list text:style-name="LFO1" text:continue-numbering="true">
        <text:list-item>
          <text:p text:style-name="P24">Focusses on LASSO regression for their prediction model which is also suitable for variable selection</text:p>
        </text:list-item>
        <text:list-item>
          <text:p text:style-name="P25">Naïve model is the price for the same hour 7 days prior<text:s/></text:p>
        </text:list-item>
        <text:list-item>
          <text:p text:style-name="P26">Favors large datasets. Even though LASSO usually only selects a subset of all variables, including more regressors significantly improves the accuracy of the obtained forecasts.<text:s/></text:p>
        </text:list-item>
        <text:list-item>
          <text:p text:style-name="P27">The shrinkage estimator is time-varying meaning that different estimates of lambda improves forecasting performance in a LASSO setting</text:p>
        </text:list-item>
      </text:list>
      <text:p text:style-name="P28">Forecasting electricity prices: The impact of fundamentals and time-varying coefficients (Karakatsani and Bunn, 2008)</text:p>
      <text:list text:style-name="LFO1" text:continue-numbering="true">
        <text:list-item>
          <text:p text:style-name="P29">Captures average characteristics of price formation by doing a linear regression, which turns out to reveal systematic diurnal effects.<text:s/></text:p>
        </text:list-item>
      </text:list>
      <text:p text:style-name="P30"/>
      <text:p text:style-name="P31">An Optimized Heterogenous Structure LSTM Network for Electricity Price Forecasting (Siyu Zhou, Lin Zhou, Mingxuan Mao, Heng-Ming Tai and Yihao Wan (2019))</text:p>
      <text:p text:style-name="Normal"/>
      <text:p text:style-name="P32"><text:bookmark-start text:name="_Hlk127046017"/>Many approaches to model specifications have been attempted by researchers who forecast electricity prices. Previous different versions of ARIMA models were tested with satisfying results (krakastani and Bunn, 2008<text:span text:style-name="T33"><text:s/></text:span>and Zhou et al., 2004).<text:s/>Karakatsani and Bunn (2008)<text:s/>investigates models that consider time varying effects. Karakatsani and Bunn find that autoregressive models with time varying coefficients yield more accurate forecasts than autoregressive models with constant coefficient estimates.<text:s/>They also adjust to the fast-reverting spikes of unpredictable magnitude in price dynamics by testing a first order Markow-Switching model which outperforms both Regression and Autoregressive models with time-varying coefficients.<text:s/></text:p>
      <text:p text:style-name="P34">However, in more recent years more advanced machine learning models have been attempted – both in price forecast but also<text:s/>in<text:s/>feature selection. Uniejewski and Weron (2008) used a LASSO model to both select their features and provide predictions. LASSO regressions shrink the models features towards 0, constraining the model to rank its predictors and thereby put more emphasis on the most important features in its prediction. How much the features are shrunken is determine by the hyperparameter<text:s/><draw:frame draw:style-name="a0" text:anchor-type="as-char" svg:x="0in" svg:y="0in" svg:width="0.08333in" svg:height="0.18056in" style:rel-width="scale" style:rel-height="scale"><draw:object xlink:href="Object 1/" xlink:type="simple" xlink:show="embed" xlink:actuate="onLoad"/></draw:frame>. Uniejewski and Weron includes up to 346 features and find that the LASSO favors large datasets, thus outperforming datasets with fewer features. Even though LASSO usually only selects a subset of all variables, including more regressors significantly improves the accuracy of the obtained forecasts. Uniejewski and Weron also find that the shrinkage estimator is time varying according to time of the day.</text:p>
      <text:p text:style-name="P35"><text:span text:style-name="T36">Zahid et al.<text:s/></text:span>(2019)<text:s/>provided a hybrid feature selection approach suing<text:s/>XG-Boost and Random Forest and Convolutional Neural Networks and enhanced Support Vector Machines to perform price forecasts<text:s/>benchmarked against their base model – a Random Forest.<text:s/>They vary their sample period to document the effect on sample size. Zahid et al. find that including a hybrid method of feature selection optimizes their performance metrics. Their final results indicates that (ECNN) and (ESVR) outperform their benchmark model (Random Forest) significantly and that using larger data sets (6000 samples) are only slightly better than using smaller data sets (2000 samles)</text:p>
      <text:p text:style-name="P37">In more recent years neural networks have been widely documented in electricity price forecasting – graph based neural networks (Sharma et al., 2022), feed forward neural networks (Karabiber and Xydis, 2019), Long-Short-Term-Memory neural networks (Zhou et al., 2019)<text:s/>and recurrent neural networks (Jiang and Hu, 2018). Karabiber and Xydis (2019) find that<text:s/>both ARIMA models and a feedforward neural network are superior in forecasting electricity prices compared to a naïve model. More interestingly, they find that the ARIMA model has the lowest mean<text:s/>error,<text:s/>and the neural network has the lowest maximum error.<text:s/>Moreover, Karabiber and Xydis find that forecasting based on simple averaging between their neural network and ARIMA model significantly improves the root mean squared error (RMSE)<text:s/>in their evaluation.<text:bookmark-end text:name="_Hlk12704601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øren Godbersen</meta:initial-creator>
    <dc:creator>Søren Godbersen</dc:creator>
    <meta:creation-date>2023-02-07T10:20:00Z</meta:creation-date>
    <dc:date>2023-02-11T21:14:00Z</dc:date>
    <meta:template xlink:href="efhvs3ar" xlink:type="simple"/>
    <meta:editing-cycles>4</meta:editing-cycles>
    <meta:editing-duration>PT75000S</meta:editing-duration>
    <meta:user-defined meta:name="TemplafyTenantId">inspari</meta:user-defined>
    <meta:user-defined meta:name="TemplafyTemplateId">637479426770762104</meta:user-defined>
    <meta:user-defined meta:name="TemplafyUserProfileId">637829425208940764</meta:user-defined>
    <meta:user-defined meta:name="TemplafyFromBlank" meta:value-type="boolean">true</meta:user-defined>
    <meta:document-statistic meta:page-count="3" meta:paragraph-count="25" meta:word-count="989" meta:character-count="6637" meta:row-count="101" meta:non-whitespace-character-count="5673"/>
  </office:meta>
</office:document-meta>
</file>

<file path=Object 1/content.xml><?xml version="1.0" encoding="utf-8"?>
<mml:math xmlns:mml="http://www.w3.org/1998/Math/MathML" xmlns:m="http://schemas.openxmlformats.org/officeDocument/2006/math">
  <mml:mi>λ</mml:mi>
</mml:math>
</file>